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DejaVu Sans" svg:font-family="DejaVu Sans" style:font-family-generic="swiss"/>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ext:s text:c="2"/>Management Plan</text:p>
      <text:p text:style-name="Normal"/>
      <text:p text:style-name="Normal">6.2</text:p>
      <text:p text:style-name="Normal"/>
      <text:p text:style-name="Normal">CHRISTOPHER SIGOUIN</text:p>
      <text:p text:style-name="Normal"/>
      <text:p text:style-name="Normal"><text:tab/><text:s/><text:tab/><text:s/><text:tab/></text:p>
      <text:p text:style-name="Normal">Christopher Sigouin is a native of Prince Edward Island and a graduate of the Computer Information System (CIS) program at Holland College. His work history includes various types of customer service related positions such as technical service support and accounts receivable representative. A great deal of his business knowledge base comes from volunteer web development / design experience as well as business related course content during his education. He has a passion for programming, interests in video games and a dry sense of humour at times that requires an explanation afterwards. Described as a confident and highly organized individual, he strives for gold in all endeavours.</text:p>
      <text:p text:style-name="Normal"><text:tab/>Christopher brings a wealth of customer service related experience to the business.. Accompanied with great organizational skills and a sharp eye for detail, business processes can run smoothly and without worry of missing important elements. He possesses strong technical backgrounds in software development and various IT related subjects. With volunteer web development experience under his belt, he can state firsthand how a clients needs can be addressed and fulfilled. Client needs are ever changing in today's fast paced market, so to face those requirements Christopher uses his keen and open minded intellect to reach satisfactory results.</text:p>
      <text:p text:style-name="Normal"><text:tab/>As Chief Operating Officer (COO) of Level Up! Gym, Christopher is considered as an organizer or inside / operations manager who is responsible for making sure that goals and/or projects are completed by their deadlines. He is to ensure that all operations run smoothly and economically while paying attention to all details necessary. Main duties would include working with managers on any issues that arise, resolving escalated matters accordingly and general day to day operational duties. <text:s/>Once the business moves more into software development production to further its services, Christopher will assist as one of the lead programmers and oversee development projects with the assistance of Mike, Chief Financial Officer.</text:p>
      <text:p text:style-name="Normal"/>
      <text:p text:style-name="Normal"/>
      <text:p text:style-name="Normal"/>
      <text:p text:style-name="Normal">6.3<text:tab/><text:s/><text:tab/><text:s/><text:tab/></text:p>
      <text:p text:style-name="Normal">The following headings below outline the areas of expertise that our management team lacks. In order to overcome these gaps in experience, we describe the following methods to fill those particular voids under each heading below. This is to ensure that all areas of the business are addressed with a professional attitude and skill set.</text:p>
      <text:p text:style-name="Normal"/>
      <text:p text:style-name="Normal">General and Personal Fitness Training</text:p>
      <text:p text:style-name="Normal"><text:tab/>The nature of our companies business is fitness driven; therefore, the most effective methods of training should be implemented for the various age categories that we will cater towards. <text:s/>Our business goals include the hiring of two fitness professionals to oversee each main area and ensure members safety. <text:s/>Research conducted by our team on the subject matter would be taken into consideration while developing the exergaming and profile software.</text:p>
      <text:p text:style-name="Normal">Daily Sanitization &amp; Hygienic Practices</text:p>
      <text:p text:style-name="Normal"><text:tab/>A fitness facilities reputation depends greatly on how well it is maintained through regular cleaning intervals. <text:s/>To uphold this image and ensure that members feel comfortable in the environment, a full time cleaning employee would be hired to manage all aspects of sanitization within the facility</text:p>
      <text:p text:style-name="Normal">Terms and Conditions for Memberships</text:p>
      <text:soft-page-break/>
      <text:p text:style-name="Normal"><text:tab/>To ensure maximum protection for our business as well as for our clientele, a professional lawyer would be consulted to document and produce a well structured terms and conditions form that will apply to each and every new member of our facility.</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DejaVu Sans" svg:font-family="DejaVu Sans" style:font-family-generic="swiss"/>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topher Sigouin</meta:initial-creator>
    <dc:creator>krystofurr</dc:creator>
    <meta:creation-date>2015-03-07T13:39:00Z</meta:creation-date>
    <dc:date>2015-04-16T15:52:00Z</dc:date>
    <meta:template xlink:href="Normal" xlink:type="simple"/>
    <meta:editing-cycles>7</meta:editing-cycles>
    <meta:editing-duration>PT18540S</meta:editing-duration>
    <meta:document-statistic meta:page-count="2" meta:paragraph-count="7" meta:word-count="535" meta:character-count="3578" meta:row-count="25" meta:non-whitespace-character-count="3050"/>
  </office:meta>
</office:document-meta>
</file>